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formula="of:=((([.D11]+[.E11]+[.F11])/3)*100)/325" office:value-type="float" office:value="91.8974358974359" calcext:value-type="float">
            <text:p>91.897435897435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table:formula="of:=((([.D12]+[.E12]+[.F12])/3)*100)/325" office:value-type="float" office:value="92.3076923076923" calcext:value-type="float">
            <text:p>92.30769230769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table:formula="of:=((([.D13]+[.E13]+[.F13])/3)*100)/325" office:value-type="float" office:value="93.025641025641" calcext:value-type="float">
            <text:p>93.0256410256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table:formula="of:=((([.D14]+[.E14]+[.F14])/3)*100)/325" office:value-type="float" office:value="94.6666666666667" calcext:value-type="float">
            <text:p>94.666666666666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formula="of:=((([.D15]+[.E15]+[.F15])/3)*100)/325" office:value-type="float" office:value="94.2564102564102" calcext:value-type="float">
            <text:p>94.256410256410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formula="of:=((([.D16]+[.E16]+[.F16])/3)*100)/325" office:value-type="float" office:value="94.5641025641026" calcext:value-type="float">
            <text:p>94.564102564102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table:formula="of:=((([.D17]+[.E17]+[.F17])/3)*100)/325" office:value-type="float" office:value="95.4871794871795" calcext:value-type="float">
            <text:p>95.487179487179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formula="of:=((([.D18]+[.E18]+[.F18])/3)*100)/325" office:value-type="float" office:value="95.6923076923077" calcext:value-type="float">
            <text:p>95.692307692307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table:formula="of:=((([.D19]+[.E19]+[.F19])/3)*100)/325" office:value-type="float" office:value="95.3846153846154" calcext:value-type="float">
            <text:p>95.384615384615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table:formula="of:=((([.D20]+[.E20]+[.F20])/3)*100)/325" office:value-type="float" office:value="96.4102564102564" calcext:value-type="float">
            <text:p>96.410256410256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formula="of:=((([.D21]+[.E21]+[.F21])/3)*100)/325" office:value-type="float" office:value="96.5128205128205" calcext:value-type="float">
            <text:p>96.512820512820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05" calcext:value-type="float">
            <text:p>305</text:p>
          </table:table-cell>
          <table:table-cell table:formula="of:=((([.D22]+[.E22]+[.F22])/3)*100)/325" office:value-type="float" office:value="96.4102564102564" calcext:value-type="float">
            <text:p>96.410256410256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formula="of:=((([.D23]+[.E23]+[.F23])/3)*100)/325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table:formula="of:=((([.D24]+[.E24]+[.F24])/3)*100)/325" office:value-type="float" office:value="97.1282051282051" calcext:value-type="float">
            <text:p>97.128205128205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formula="of:=((([.D25]+[.E25]+[.F25])/3)*100)/325" office:value-type="float" office:value="97.7435897435898" calcext:value-type="float">
            <text:p>97.743589743589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formula="of:=((([.D26]+[.E26]+[.F26])/3)*100)/325" office:value-type="float" office:value="97.7435897435898" calcext:value-type="float">
            <text:p>97.743589743589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formula="of:=((([.D27]+[.E27]+[.F27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((([.D28]+[.E28]+[.F28])/3)*100)/325" office:value-type="float" office:value="97.6410256410256" calcext:value-type="float">
            <text:p>97.641025641025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((([.D29]+[.E29]+[.F29])/3)*100)/325" office:value-type="float" office:value="97.2307692307692" calcext:value-type="float">
            <text:p>97.23076923076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table:formula="of:=((([.D30]+[.E30]+[.F30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formula="of:=((([.D31]+[.E31]+[.F31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((([.D32]+[.E32]+[.F32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((([.D33]+[.E33]+[.F33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table:formula="of:=((([.D34]+[.E34]+[.F34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table:formula="of:=((([.D35]+[.E35]+[.F35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D36]+[.E36]+[.F36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formula="of:=((([.D37]+[.E37]+[.F37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D38]+[.E38]+[.F38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table:formula="of:=((([.D39]+[.E39]+[.F39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D40]+[.E40]+[.F40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 office:value-type="float" office:value="325" calcext:value-type="float">
            <text:p>325</text:p>
          </table:table-cell>
          <table:table-cell table:formula="of:=((([.D41]+[.E41]+[.F41])/3)*100)/32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D42]+[.E42]+[.F42])/3)*100)/325" office:value-type="float" office:value="99.5897435897436" calcext:value-type="float">
            <text:p>99.5897435897436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table:formula="of:=((([.D43]+[.E43]+[.F43])/3)*100)/325" office:value-type="float" office:value="99.6923076923077" calcext:value-type="float">
            <text:p>99.6923076923077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D44]+[.E44]+[.F44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 office:value-type="float" office:value="325" calcext:value-type="float">
            <text:p>325</text:p>
          </table:table-cell>
          <table:table-cell table:formula="of:=((([.D45]+[.E45]+[.F45])/3)*100)/32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D46]+[.E46]+[.F46])/3)*100)/325" office:value-type="float" office:value="99.4871794871795" calcext:value-type="float">
            <text:p>99.487179487179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formula="of:=((([.D47]+[.E47]+[.F47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table:formula="of:=((([.D48]+[.E48]+[.F48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((([.D49]+[.E49]+[.F49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formula="of:=((([.D50]+[.E50]+[.F50])/3)*100)/325" office:value-type="float" office:value="99.7948717948718" calcext:value-type="float">
            <text:p>99.7948717948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7:05:53.267066461</meta:creation-date>
    <dc:date>2020-06-17T17:19:14.175750485</dc:date>
    <meta:editing-duration>PT3M10S</meta:editing-duration>
    <meta:editing-cycles>2</meta:editing-cycles>
    <meta:generator>LibreOffice/6.0.7.3$Linux_X86_64 LibreOffice_project/00m0$Build-3</meta:generator>
    <meta:document-statistic meta:table-count="1" meta:cell-count="200" meta:object-count="0"/>
  </office:meta>
</office:document-meta>
</file>